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ImplicitObjects.get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ImplicitObjects.setServletConfig( ServletConfig th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